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9.75cm" fo:min-width="9.5cm"/>
    </style:style>
    <style:style style:name="gr2" style:family="graphic" style:parent-style-name="standard">
      <style:graphic-properties draw:fill-color="#00cc00" draw:textarea-horizontal-align="justify" draw:textarea-vertical-align="middle" draw:auto-grow-height="false" fo:min-height="3.074cm" fo:min-width="2.824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-color="#00cc00"/>
      <style:paragraph-properties fo:text-align="center"/>
    </style: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10cm" svg:height="10cm" svg:x="6cm" svg:y="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7cm" svg:height="4.7cm" svg:x="8.75cm" svg:y="11.75cm">
            <text:p/>
  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  <draw:equation draw:name="f0" draw:formula="$0 "/>
              <draw:equation draw:name="f1" draw:formula="21600-$0 "/>
              <draw:equation draw:name="f2" draw:formula="10800-$0 "/>
              <draw:equation draw:name="f3" draw:formula="$0 /2"/>
              <draw:equation draw:name="f4" draw:formula="sqrt(?f2 *?f2 -?f3 *?f3 )"/>
              <draw:equation draw:name="f5" draw:formula="10800-?f3 "/>
              <draw:equation draw:name="f6" draw:formula="10800+?f3 "/>
              <draw:equation draw:name="f7" draw:formula="10800-?f4 "/>
              <draw:equation draw:name="f8" draw:formula="10800+?f4 "/>
              <draw:equation draw:name="f9" draw:formula="(cos(45*(pi/180))*(?f5 -10800)+sin(45*(pi/180))*(?f7 -10800))+10800"/>
              <draw:equation draw:name="f10" draw:formula="-(sin(45*(pi/180))*(?f5 -10800)-cos(45*(pi/180))*(?f7 -10800))+10800"/>
              <draw:equation draw:name="f11" draw:formula="(cos(45*(pi/180))*(?f5 -10800)+sin(45*(pi/180))*(?f8 -10800))+10800"/>
              <draw:equation draw:name="f12" draw:formula="-(sin(45*(pi/180))*(?f5 -10800)-cos(45*(pi/180))*(?f8 -10800))+10800"/>
              <draw:equation draw:name="f13" draw:formula="(cos(45*(pi/180))*(?f6 -10800)+sin(45*(pi/180))*(?f8 -10800))+10800"/>
              <draw:equation draw:name="f14" draw:formula="-(sin(45*(pi/180))*(?f6 -10800)-cos(45*(pi/180))*(?f8 -10800))+10800"/>
              <draw:equation draw:name="f15" draw:formula="(cos(45*(pi/180))*(?f6 -10800)+sin(45*(pi/180))*(?f7 -10800))+10800"/>
              <draw:equation draw:name="f16" draw:formula="-(sin(45*(pi/180))*(?f6 -10800)-cos(45*(pi/180))*(?f7 -10800))+10800"/>
              <draw:handle draw:handle-position="$0 10800" draw:handle-range-x-minimum="0" draw:handle-range-x-maximum="72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0T11:41:08.790000000</meta:creation-date>
    <dc:date>2018-03-10T12:08:51.135000000</dc:date>
    <meta:editing-duration>PT14M23S</meta:editing-duration>
    <meta:editing-cycles>4</meta:editing-cycles>
    <meta:generator>LibreOffice/5.1.6.2$Windows_x86 LibreOffice_project/07ac168c60a517dba0f0d7bc7540f5afa45f0909</meta:generator>
    <meta:document-statistic meta:object-count="3"/>
  </office:meta>
</office:document-meta>
</file>